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7.5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9" style:family="table-column">
      <style:table-column-properties fo:break-before="auto" style:column-width="18.7mm"/>
    </style:style>
    <style:style style:name="co30" style:family="table-column">
      <style:table-column-properties fo:break-before="auto" style:column-width="105.5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77.21mm"/>
    </style:style>
    <style:style style:name="co35" style:family="table-column">
      <style:table-column-properties fo:break-before="auto" style:column-width="57.2mm"/>
    </style:style>
    <style:style style:name="co36" style:family="table-column">
      <style:table-column-properties fo:break-before="auto" style:column-width="32mm"/>
    </style:style>
    <style:style style:name="co37" style:family="table-column">
      <style:table-column-properties fo:break-before="auto" style:column-width="12.59mm"/>
    </style:style>
    <style:style style:name="co38" style:family="table-column">
      <style:table-column-properties fo:break-before="auto" style:column-width="65mm"/>
    </style:style>
    <style:style style:name="co39" style:family="table-column">
      <style:table-column-properties fo:break-before="auto" style:column-width="14.69mm"/>
    </style:style>
    <style:style style:name="co40" style:family="table-column">
      <style:table-column-properties fo:break-before="auto" style:column-width="34.01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7.01mm"/>
    </style:style>
    <style:style style:name="co44" style:family="table-column">
      <style:table-column-properties fo:break-before="auto" style:column-width="4.99mm"/>
    </style:style>
    <style:style style:name="co45" style:family="table-column">
      <style:table-column-properties fo:break-before="auto" style:column-width="14.01mm"/>
    </style:style>
    <style:style style:name="co46" style:family="table-column">
      <style:table-column-properties fo:break-before="auto" style:column-width="99.99mm"/>
    </style:style>
    <style:style style:name="co47" style:family="table-column">
      <style:table-column-properties fo:break-before="auto" style:column-width="17mm"/>
    </style:style>
    <style:style style:name="co48" style:family="table-column">
      <style:table-column-properties fo:break-before="auto" style:column-width="83.01mm"/>
    </style:style>
    <style:style style:name="co28" style:family="table-column">
      <style:table-column-properties fo:break-before="auto" style:column-width="26.69mm"/>
    </style:style>
    <style:style style:name="co50" style:family="table-column">
      <style:table-column-properties fo:break-before="auto" style:column-width="35.81mm"/>
    </style:style>
    <style:style style:name="co51" style:family="table-column">
      <style:table-column-properties fo:break-before="auto" style:column-width="21.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outline="false" style:text-line-through-style="none" style:text-line-through-type="none" style:font-name="Liberation Sans" fo:font-size="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10" style:family="text">
      <style:text-properties style:font-size-asian="16pt" style:font-size-complex="16pt"/>
    </style:style>
    <style:style style:name="T11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2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2pt" style:language-asian="zh" style:country-asian="CN" style:font-style-asian="normal" style:font-weight-asian="bold" style:font-name-complex="Free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2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2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2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2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5" table:number-rows-spanned="1">
            <text:p>∞. BÓG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104"/>
          <table:table-cell table:style-name="ce10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04"/>
          <table:table-cell table:style-name="ce139" table:number-columns-repeated="1011"/>
        </table:table-row>
        <table:table-row table:style-name="ro1">
          <table:table-cell table:style-name="ce85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85"/>
          <table:table-cell table:style-name="ce88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>
            <text:p>WIEDZA</text:p>
          </table:table-cell>
          <table:table-cell table:style-name="ce85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85"/>
          <table:table-cell table:style-name="ce143" table:number-columns-repeated="1011"/>
        </table:table-row>
        <table:table-row table:style-name="ro2">
          <table:table-cell table:style-name="ce86" office:value-type="string" calcext:value-type="string" table:number-columns-spanned="3" table:number-rows-spanned="1">
            <text:p><text:s/>ZAWIERZENIE I CREDO</text:p>
          </table:table-cell>
          <table:covered-table-cell table:style-name="ce86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121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86" office:value-type="string" calcext:value-type="string" table:number-columns-spanned="3" table:number-rows-spanned="1">
            <text:p><text:s/>NARODZINY</text:p>
          </table:table-cell>
          <table:covered-table-cell table:style-name="ce86"/>
          <table:covered-table-cell table:style-name="ce95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87" office:value-type="string" calcext:value-type="string" table:number-columns-spanned="12" table:number-rows-spanned="1">
            <text:p>J. SAKRAMENTY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covered-table-cell table:number-columns-repeated="5"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2" table:number-rows-spanned="1">
            <text:p>NAZWA SAKRAMENTU</text:p>
          </table:table-cell>
          <table:covered-table-cell table:style-name="ce85"/>
          <table:table-cell table:style-name="ce88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85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86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covered-table-cell table:number-columns-repeated="5"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85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85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 table:number-columns-spanned="9" table:number-rows-spanned="1">
            <text:p>KOMENTARZ</text:p>
          </table:table-cell>
          <table:covered-table-cell table:style-name="ce88"/>
          <table:covered-table-cell table:number-columns-repeated="2" table:style-name="ce85"/>
          <table:covered-table-cell table:number-columns-repeated="2" table:style-name="ce88"/>
          <table:covered-table-cell table:style-name="ce154"/>
          <table:covered-table-cell table:number-columns-repeated="2" table:style-name="ce88"/>
          <table:table-cell table:style-name="ce143"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8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88" office:value-type="string" calcext:value-type="string">
            <text:p>PISMO</text:p>
            <text:p>ŚWIĘTE</text:p>
          </table:table-cell>
          <table:table-cell table:style-name="ce88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1"/>
        <table:table-column table:style-name="co1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6" table:default-cell-style-name="ce91"/>
        <table:table-column table:style-name="co12" table:number-columns-repeated="2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>
            <text:p>PEŁNA NAZWA ŚWIĘTA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8"/>
          <table:table-cell table:style-name="ce143"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>
            <text:p>TYP I NAZWA MIEJSCA</text:p>
          </table:table-cell>
          <table:table-cell table:style-name="ce88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88"/>
          <table:covered-table-cell table:style-name="ce154"/>
          <table:covered-table-cell table:number-columns-repeated="2" table:style-name="ce88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21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88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8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88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3" table:default-cell-style-name="ce91"/>
        <table:table-column table:style-name="co12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H. RELIKWIE I GROBY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5" office:value-type="string" calcext:value-type="string">
            <text:p>NAZWA PATRONA</text:p>
          </table:table-cell>
          <table:table-cell table:style-name="ce88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1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50" table:default-cell-style-name="ce91"/>
        <table:table-column table:style-name="co27" table:default-cell-style-name="ce91"/>
        <table:table-column table:style-name="co51" table:default-cell-style-name="ce91"/>
        <table:table-column table:style-name="co12" table:number-columns-repeated="3" table:default-cell-style-name="ce91"/>
        <table:table-column table:style-name="co8" table:number-columns-repeated="1009" table:default-cell-style-name="ce91"/>
        <table:table-row table:style-name="ro1">
          <table:table-cell table:style-name="ce163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96"/>
          <table:covered-table-cell table:number-columns-repeated="3" table:style-name="ce100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88"/>
          <table:table-cell table:style-name="ce9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88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63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96"/>
          <table:covered-table-cell table:number-columns-repeated="3" table:style-name="ce100"/>
          <table:covered-table-cell table:number-columns-repeated="2" table:style-name="ce96"/>
          <table:covered-table-cell table:style-name="ce121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88"/>
          <table:table-cell table:style-name="ce9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88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121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27" table:default-cell-style-name="ce91"/>
        <table:table-column table:style-name="co29" table:default-cell-style-name="ce91"/>
        <table:table-column table:style-name="co12" table:number-columns-repeated="2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163" office:value-type="string" calcext:value-type="string" table:number-columns-spanned="10" table:number-rows-spanned="1">
            <text:p><text:span text:style-name="T8">LC.</text:span> NABOŻEŃSTWO<text:span text:style-name="T10"> DROGI KRZYŻOWEJ</text:span></text:p>
          </table:table-cell>
          <table:covered-table-cell table:number-columns-repeated="4" table:style-name="ce93"/>
          <table:covered-table-cell table:style-name="ce96"/>
          <table:covered-table-cell table:number-columns-repeated="3" table:style-name="ce100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88"/>
          <table:covered-table-cell table:style-name="ce85"/>
          <table:covered-table-cell table:number-columns-repeated="2" table:style-name="ce88"/>
          <table:covered-table-cell table:style-name="ce92"/>
          <table:covered-table-cell table:number-columns-repeated="2" table:style-name="ce88"/>
          <table:table-cell table:style-name="ce143"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163" office:value-type="string" calcext:value-type="string" table:number-columns-spanned="15" table:number-rows-spanned="1">
            <text:p><text:span text:style-name="T8">LD.</text:span> NABOŻEŃSTWO<text:span text:style-name="T10"> GORZKICH ŻALÓW</text:span></text:p>
          </table:table-cell>
          <table:covered-table-cell table:number-columns-repeated="4" table:style-name="ce93"/>
          <table:covered-table-cell table:style-name="ce96"/>
          <table:covered-table-cell table:number-columns-repeated="3" table:style-name="ce100"/>
          <table:covered-table-cell table:number-columns-repeated="2" table:style-name="ce96"/>
          <table:covered-table-cell table:style-name="ce121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88"/>
          <table:covered-table-cell table:style-name="ce85"/>
          <table:covered-table-cell table:number-columns-repeated="2" table:style-name="ce88"/>
          <table:covered-table-cell table:style-name="ce92"/>
          <table:covered-table-cell table:number-columns-repeated="2" table:style-name="ce88"/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163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96"/>
          <table:covered-table-cell table:number-columns-repeated="3" table:style-name="ce100"/>
          <table:covered-table-cell table:number-columns-repeated="2" table:style-name="ce96"/>
          <table:covered-table-cell table:style-name="ce121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5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88"/>
          <table:covered-table-cell table:style-name="ce85"/>
          <table:covered-table-cell table:number-columns-repeated="2" table:style-name="ce88"/>
          <table:covered-table-cell table:style-name="ce92"/>
          <table:covered-table-cell table:style-name="ce88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121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M. OSOBY</text:p>
          </table:table-cell>
          <table:covered-table-cell table:style-name="ce93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 table:number-columns-spanned="2" table:number-rows-spanned="1">
            <text:p>PEŁNE NAZWISKO LUB NAZWA OSOBY</text:p>
          </table:table-cell>
          <table:covered-table-cell table:style-name="ce88"/>
          <table:table-cell table:style-name="ce85" office:value-type="string" calcext:value-type="string" table:number-columns-spanned="7" table:number-rows-spanned="1">
            <text:p>INFORMACJE DODATKOWE</text:p>
          </table:table-cell>
          <table:covered-table-cell table:style-name="ce85"/>
          <table:covered-table-cell table:number-columns-repeated="2" table:style-name="ce88"/>
          <table:covered-table-cell table:style-name="ce154"/>
          <table:covered-table-cell table:number-columns-repeated="2" table:style-name="ce88"/>
          <table:table-cell table:style-name="ce143"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 table:number-columns-spanned="7" table:number-rows-spanned="1"/>
          <table:covered-table-cell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91"/>
        <table:table-column table:style-name="co1" table:default-cell-style-name="ce91"/>
        <table:table-column table:style-name="co30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1" table:default-cell-style-name="ce91"/>
        <table:table-column table:style-name="co21" table:default-cell-style-name="ce91"/>
        <table:table-column table:style-name="co3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.</text:p>
            <text:p>KOŃ-</text:p>
            <text:p>COWA</text:p>
          </table:table-cell>
          <table:table-cell table:style-name="ce92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3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O. CYTATY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5" office:value-type="string" calcext:value-type="string">
            <text:p>CYTAT PATRONA</text:p>
          </table:table-cell>
          <table:table-cell table:style-name="ce88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88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88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2"/>
          <table:table-cell table:style-name="ce9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88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65"/>
          <table:table-cell table:style-name="ce165" office:value-type="string" calcext:value-type="string">
            <text:p>C</text:p>
          </table:table-cell>
          <table:table-cell table:style-name="ce165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. MISJE ORĘDOWNIKA" table:style-name="ta1">
        <table:table-column table:style-name="co9" table:default-cell-style-name="ce91"/>
        <table:table-column table:style-name="co34" table:default-cell-style-name="ce91"/>
        <table:table-column table:style-name="co35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6" table:default-cell-style-name="ce91"/>
        <table:table-column table:style-name="co37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PA. MISJE ORĘDOWNIKA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>
            <text:p>NAZWA PATRONA</text:p>
          </table:table-cell>
          <table:table-cell table:style-name="ce88" office:value-type="string" calcext:value-type="string">
            <text:p>PRZYDROŻNA KAPLICZKA</text:p>
            <text:p>(OPIS MIEJSCA)</text:p>
          </table:table-cell>
          <table:table-cell table:style-name="ce88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8"/>
          <table:table-cell table:style-name="ce154" office:value-type="string" calcext:value-type="string">
            <text:p>MODL.</text:p>
            <text:p>DOD.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Q. NOWENNY" table:style-name="ta1">
        <table:table-column table:style-name="co9" table:default-cell-style-name="ce91"/>
        <table:table-column table:style-name="co38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9" table:default-cell-style-name="ce91"/>
        <table:table-column table:style-name="co21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87" office:value-type="string" calcext:value-type="string" table:number-columns-spanned="6" table:number-rows-spanned="1">
            <text:p>Q. NOWENNY</text:p>
          </table:table-cell>
          <table:covered-table-cell table:style-name="ce87"/>
          <table:covered-table-cell table:number-columns-repeated="4" table:style-name="ce93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>
            <text:p>NAZWA NOWENNY</text:p>
          </table:table-cell>
          <table:table-cell table:style-name="ce88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92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88" office:value-type="string" calcext:value-type="string">
            <text:p>NUMER</text:p>
            <text:p>ZAKONU</text:p>
          </table:table-cell>
          <table:table-cell table:style-name="ce88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6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S. SELFIE Z PATRONEM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5" office:value-type="string" calcext:value-type="string">
            <text:p>NAZWA PATRONA</text:p>
          </table:table-cell>
          <table:table-cell table:style-name="ce88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8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8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88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0" table:default-cell-style-name="ce91"/>
        <table:table-column table:style-name="co12" table:default-cell-style-name="ce91"/>
        <table:table-column table:style-name="co41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8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>
            <text:p>DRUGA</text:p>
            <text:p>OSOBA</text:p>
          </table:table-cell>
          <table:table-cell table:style-name="ce88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88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1"/>
        <table:table-column table:style-name="co7" table:default-cell-style-name="ce91"/>
        <table:table-column table:style-name="co4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3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W. PATRONOWE RĘKODZIEŁA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5" office:value-type="string" calcext:value-type="string">
            <text:p>NAZWA PATRONA</text:p>
          </table:table-cell>
          <table:table-cell table:style-name="ce88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8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default-cell-style-name="ce91"/>
        <table:table-column table:style-name="co44" table:default-cell-style-name="ce91"/>
        <table:table-column table:style-name="co9" table:default-cell-style-name="ce91"/>
        <table:table-column table:style-name="co8" table:number-columns-repeated="1014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 table:number-columns-spanned="2" table:number-rows-spanned="1">
            <text:p>PEŁNA NAZWA ZAKONU</text:p>
          </table:table-cell>
          <table:covered-table-cell table:style-name="ce88"/>
          <table:table-cell table:style-name="ce85" office:value-type="string" calcext:value-type="string">
            <text:p>SIGLUM</text:p>
          </table:table-cell>
          <table:table-cell table:style-name="ce88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88"/>
          <table:covered-table-cell table:style-name="ce154"/>
          <table:covered-table-cell table:style-name="ce88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121" table:number-columns-spanned="2" table:number-rows-spanned="1"/>
          <table:covered-table-cell table:style-name="ce121"/>
          <table:table-cell table:style-name="ce121"/>
          <table:table-cell table:style-name="ce121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8">YB. </text:span><text:span text:style-name="T19">OSIĄGNIĘCIE:</text:span><text:span text:style-name="T20"> </text:span><text:span text:style-name="T21">PATRONI IMION MOICH NAJBLIŻSZYCH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style-name="ce104" table:number-columns-repeated="3"/>
          <table:table-cell table:style-name="ce139" table:number-columns-repeated="1008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85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85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8">YC. </text:span><text:span text:style-name="T21">OSIĄGNIĘCIE:</text:span><text:span text:style-name="T20"> </text:span><text:span text:style-name="T22">APOSTOŁOWI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style-name="ce104" table:number-columns-repeated="3"/>
          <table:table-cell table:style-name="ce139" table:number-columns-repeated="1008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85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89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8">YD. </text:span><text:span text:style-name="T21">OSIĄGNIĘCIE:</text:span><text:span text:style-name="T20"> </text:span><text:span text:style-name="T22">ŚWIĘTA RODZINA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style-name="ce104" table:number-columns-repeated="3"/>
          <table:table-cell table:style-name="ce139" table:number-columns-repeated="1008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85"/>
          <table:covered-table-cell table:number-columns-repeated="3" table:style-name="ce88"/>
          <table:table-cell table:style-name="ce124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86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9" office:value-type="string" calcext:value-type="string" table:number-columns-spanned="4" table:number-rows-spanned="1">
            <text:p>II</text:p>
          </table:table-cell>
          <table:covered-table-cell table:number-columns-repeated="3" table:style-name="ce89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90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12" table:number-rows-spanned="1">
            <text:p><text:span text:style-name="T18">YE. </text:span><text:span text:style-name="T21">OSIĄGNIĘCIE:</text:span><text:span text:style-name="T20"> </text:span><text:span text:style-name="T22">EWANGELIŚCI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covered-table-cell table:style-name="ce96"/>
          <table:covered-table-cell table:number-columns-repeated="2" table:style-name="ce104"/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MAREK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ŁUKASZ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12" table:number-rows-spanned="1">
            <text:p><text:span text:style-name="T18">YF. </text:span><text:span text:style-name="T21">OSIĄGNIĘCIE:</text:span><text:span text:style-name="T20"> </text:span><text:span text:style-name="T22">ANIOŁOWIE</text:span></text:p>
          </table:table-cell>
          <table:covered-table-cell table:style-name="ce12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number-columns-repeated="2" table:style-name="ce90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86" office:value-type="string" calcext:value-type="string" table:number-columns-spanned="7" table:number-rows-spanned="1">
            <text:p><text:s/>ARCHANIOŁ MICHAŁ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RCHANIOŁ GABRIEL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ARCHANIOŁ RAFAŁ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WSZYSCY ŚWIĘCI (ANIOŁOWIE)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ANIOŁOWIE STRÓŻOWIE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8">YG. </text:span><text:span text:style-name="T21">OSIĄGNIĘCIE:</text:span><text:span text:style-name="T20"> </text:span><text:span text:style-name="T23">DOKTOROWIE KOŚCIOŁA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6" office:value-type="string" calcext:value-type="string" table:number-columns-spanned="6" table:number-rows-spanned="1">
            <text:p><text:s/>AMBROŻY Z MEDIOLAN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6" table:number-rows-spanned="1">
            <text:p><text:s/>HIERONIM ZE STRYDON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6" table:number-rows-spanned="1">
            <text:p><text:s/>AUGUSTYN Z HIPPON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6" table:number-rows-spanned="1">
            <text:p><text:s/>GRZEGORZ WIEL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6" table:number-rows-spanned="1">
            <text:p><text:s/>TOMASZ Z AKWIN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7" calcext:value-type="float">
            <text:p>156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6" table:number-rows-spanned="1">
            <text:p><text:s/>ATANAZY WIEL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86" office:value-type="string" calcext:value-type="string" table:number-columns-spanned="6" table:number-rows-spanned="1">
            <text:p><text:s/>BAZYLI WIEL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6" table:number-rows-spanned="1">
            <text:p><text:s/>GRZEGORZ Z NAZJANZ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6" table:number-rows-spanned="1">
            <text:p><text:s/>JAN CHRYZOSTOM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6" table:number-rows-spanned="1">
            <text:p><text:s/>BONAWENTURA Z BAGNOREGIO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6" table:number-rows-spanned="1">
            <text:p><text:s/>ANZELM Z CANTERBUR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0" calcext:value-type="float">
            <text:p>17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6" table:number-rows-spanned="1">
            <text:p><text:s/>IZYDOR Z SEWILL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2" calcext:value-type="float">
            <text:p>17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86" office:value-type="string" calcext:value-type="string" table:number-columns-spanned="6" table:number-rows-spanned="1">
            <text:p><text:s/>PIOTR CHRYZOLOG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9" calcext:value-type="float">
            <text:p>172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86" office:value-type="string" calcext:value-type="string" table:number-columns-spanned="6" table:number-rows-spanned="1">
            <text:p><text:s/>LEON WIEL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54" calcext:value-type="float">
            <text:p>1754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6" office:value-type="string" calcext:value-type="string" table:number-columns-spanned="6" table:number-rows-spanned="1">
            <text:p><text:s/>PIOTR DAMIAN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28" calcext:value-type="float">
            <text:p>182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86" office:value-type="string" calcext:value-type="string" table:number-columns-spanned="6" table:number-rows-spanned="1">
            <text:p><text:s/>BERNARD Z CLAIRVAUX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30" calcext:value-type="float">
            <text:p>183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G. </text:span><text:span text:style-name="T21">OSIĄGNIĘCIE:</text:span><text:span text:style-name="T20"> </text:span><text:span text:style-name="T23">DOKTOROWIE KOŚCIOŁA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86" office:value-type="string" calcext:value-type="string" table:number-columns-spanned="6" table:number-rows-spanned="1">
            <text:p><text:s/>HILARY Z POITIERS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51" calcext:value-type="float">
            <text:p>185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86" office:value-type="string" calcext:value-type="string" table:number-columns-spanned="6" table:number-rows-spanned="1">
            <text:p><text:s/>ALFONS LIGUOR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1" calcext:value-type="float">
            <text:p>187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86" office:value-type="string" calcext:value-type="string" table:number-columns-spanned="6" table:number-rows-spanned="1">
            <text:p><text:s/>FRANCISZEK SALEZ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7" calcext:value-type="float">
            <text:p>187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86" office:value-type="string" calcext:value-type="string" table:number-columns-spanned="6" table:number-rows-spanned="1">
            <text:p><text:s/>CYRYL JEROZOLIMS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86" office:value-type="string" calcext:value-type="string" table:number-columns-spanned="6" table:number-rows-spanned="1">
            <text:p><text:s/>CYRYL Z ALEKSANDRI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86" office:value-type="string" calcext:value-type="string" table:number-columns-spanned="6" table:number-rows-spanned="1">
            <text:p><text:s/>JAN Z DAMASZK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0" calcext:value-type="float">
            <text:p>189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86" office:value-type="string" calcext:value-type="string" table:number-columns-spanned="6" table:number-rows-spanned="1">
            <text:p><text:s/>BEDA CZCIGODN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9" calcext:value-type="float">
            <text:p>189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86" office:value-type="string" calcext:value-type="string" table:number-columns-spanned="6" table:number-rows-spanned="1">
            <text:p><text:s/>EFREM SYRYJCZYK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0" calcext:value-type="float">
            <text:p>19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86" office:value-type="string" calcext:value-type="string" table:number-columns-spanned="6" table:number-rows-spanned="1">
            <text:p><text:s/>PIOTR KANIZJUSZ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5" calcext:value-type="float">
            <text:p>192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86" office:value-type="string" calcext:value-type="string" table:number-columns-spanned="6" table:number-rows-spanned="1">
            <text:p><text:s/>JAN OD KRZYŻA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6" calcext:value-type="float">
            <text:p>192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86" office:value-type="string" calcext:value-type="string" table:number-columns-spanned="6" table:number-rows-spanned="1">
            <text:p><text:s/>ALBERT WIELK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86" office:value-type="string" calcext:value-type="string" table:number-columns-spanned="6" table:number-rows-spanned="1">
            <text:p><text:s/>ROBERT BELLARMIN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86" office:value-type="string" calcext:value-type="string" table:number-columns-spanned="6" table:number-rows-spanned="1">
            <text:p><text:s/>ANTONI Z PADW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46" calcext:value-type="float">
            <text:p>194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86" office:value-type="string" calcext:value-type="string" table:number-columns-spanned="6" table:number-rows-spanned="1">
            <text:p><text:s/>WAWRZYNIEC Z BRINDIS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59" calcext:value-type="float">
            <text:p>195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86" office:value-type="string" calcext:value-type="string" table:number-columns-spanned="6" table:number-rows-spanned="1">
            <text:p><text:s/>KATARZYNA ZE SIENY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86" office:value-type="string" calcext:value-type="string" table:number-columns-spanned="6" table:number-rows-spanned="1">
            <text:p><text:s/>TERESA Z ÁVIL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G. </text:span><text:span text:style-name="T21">OSIĄGNIĘCIE:</text:span><text:span text:style-name="T20"> </text:span><text:span text:style-name="T23">DOKTOROWIE KOŚCIOŁA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86" office:value-type="string" calcext:value-type="string" table:number-columns-spanned="6" table:number-rows-spanned="1">
            <text:p><text:s/>TERESA Z LISIEUX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97" calcext:value-type="float">
            <text:p>199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86" office:value-type="string" calcext:value-type="string" table:number-columns-spanned="6" table:number-rows-spanned="1">
            <text:p><text:s/>HILDEGARDA Z BINGEN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86" office:value-type="string" calcext:value-type="string" table:number-columns-spanned="6" table:number-rows-spanned="1">
            <text:p><text:s/>JAN Z ÁVIL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86" office:value-type="string" calcext:value-type="string" table:number-columns-spanned="6" table:number-rows-spanned="1">
            <text:p><text:s/>GRZEGORZ Z NAREK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5" calcext:value-type="float">
            <text:p>201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86" office:value-type="string" calcext:value-type="string" table:number-columns-spanned="6" table:number-rows-spanned="1">
            <text:p><text:s/>IRENEUSZ Z LYONU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22" calcext:value-type="float">
            <text:p>20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121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6" office:value-type="string" calcext:value-type="string" table:number-columns-spanned="7" table:number-rows-spanned="1">
            <text:p><text:s/>PIOTR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86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86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86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6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86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86" office:value-type="string" calcext:value-type="string" table:number-columns-spanned="7" table:number-rows-spanned="1">
            <text:p><text:s/>URBAN 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86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86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86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86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86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86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86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86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86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86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86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86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86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86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86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86" office:value-type="string" calcext:value-type="string" table:number-columns-spanned="7" table:number-rows-spanned="1">
            <text:p><text:s/>SYLWESTER 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86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86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86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86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86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86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86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86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86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86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86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86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86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86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86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86" office:value-type="string" calcext:value-type="string" table:number-columns-spanned="7" table:number-rows-spanned="1">
            <text:p><text:s/>GELAZJUSZ 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86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86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86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86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86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86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86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86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86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86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86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86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86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86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86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86" office:value-type="string" calcext:value-type="string" table:number-columns-spanned="7" table:number-rows-spanned="1">
            <text:p><text:s/>GRZEGORZ II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86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86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86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86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86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86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86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86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86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86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86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86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86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86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86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4" office:value-type="string" calcext:value-type="string" table:number-columns-spanned="7" table:number-rows-spanned="1">
            <text:p><text:span text:style-name="T18">YH. </text:span><text:span text:style-name="T21">OSIĄGNIĘCIE:</text:span><text:span text:style-name="T20"> </text:span><text:span text:style-name="T22">PAPIEŻE</text:span></text:p>
          </table:table-cell>
          <table:covered-table-cell table:style-name="ce87"/>
          <table:covered-table-cell table:style-name="ce93"/>
          <table:covered-table-cell table:style-name="ce96"/>
          <table:covered-table-cell table:style-name="ce100"/>
          <table:covered-table-cell table:style-name="ce96"/>
          <table:covered-table-cell table:style-name="ce100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104" office:value-type="string" calcext:value-type="string">
            <text:p>pl.MyPatrons.org</text:p>
          </table:covered-table-cell>
          <table:table-cell table:style-name="ce10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104"/>
          <table:table-cell table:number-columns-repeated="1011"/>
        </table:table-row>
        <table:table-row table:style-name="ro1">
          <table:table-cell table:style-name="ce88" office:value-type="string" calcext:value-type="string">
            <text:p>KOLEJNY</text:p>
            <text:p>NUMER</text:p>
          </table:table-cell>
          <table:table-cell table:style-name="ce85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85"/>
          <table:covered-table-cell table:number-columns-repeated="3" table:style-name="ce88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86" office:value-type="string" calcext:value-type="string" table:number-columns-spanned="7" table:number-rows-spanned="1">
            <text:p><text:s/>CELESTYN V</text:p>
          </table:table-cell>
          <table:covered-table-cell table:style-name="ce86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86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86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86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5" calcext:value-type="float">
            <text:p>85</text:p>
          </table:table-cell>
          <table:table-cell table:style-name="ce86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86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86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86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86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0" calcext:value-type="float">
            <text:p>90</text:p>
          </table:table-cell>
          <table:table-cell table:style-name="ce86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86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121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3" calcext:value-type="float">
            <text:p>93</text:p>
          </table:table-cell>
          <table:table-cell table:style-name="ce121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4" calcext:value-type="float">
            <text:p>94</text:p>
          </table:table-cell>
          <table:table-cell table:style-name="ce121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5" calcext:value-type="float">
            <text:p>95</text:p>
          </table:table-cell>
          <table:table-cell table:style-name="ce121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6" calcext:value-type="float">
            <text:p>96</text:p>
          </table:table-cell>
          <table:table-cell table:style-name="ce121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1"/>
        <table:table-column table:style-name="co7" table:default-cell-style-name="ce91"/>
        <table:table-column table:style-name="co4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3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VA. MIEJSCA ŚWIECKIE</text:p>
          </table:table-cell>
          <table:covered-table-cell table:style-name="ce87"/>
          <table:covered-table-cell table:style-name="ce93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121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88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8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1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88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2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1"/>
        <table:table-column table:style-name="co1" table:default-cell-style-name="ce91"/>
        <table:table-column table:style-name="co47" table:default-cell-style-name="ce91"/>
        <table:table-column table:style-name="co48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2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ROLA</text:p>
          </table:table-cell>
          <table:table-cell table:style-name="ce88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121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121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2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88" office:value-type="string" calcext:value-type="string">
            <text:p>NUMER</text:p>
            <text:p>PATRONA</text:p>
          </table:table-cell>
          <table:table-cell table:style-name="ce88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-</text:p>
            <text:p>LITWA</text:p>
          </table:table-cell>
          <table:table-cell table:style-name="ce92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87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87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8" office:value-type="string" calcext:value-type="string">
            <text:p>NUMER</text:p>
            <text:p>MIEJSCA</text:p>
          </table:table-cell>
          <table:table-cell table:style-name="ce88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88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121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1"/>
        <table:table-column table:style-name="co38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8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87" office:value-type="string" calcext:value-type="string" table:number-columns-spanned="6" table:number-rows-spanned="1">
            <text:p>VG. SZKAPLERZE</text:p>
          </table:table-cell>
          <table:covered-table-cell table:style-name="ce87"/>
          <table:covered-table-cell table:number-columns-repeated="4" table:style-name="ce93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85" office:value-type="string" calcext:value-type="string">
            <text:p>NAZWA SZKAPLERZA</text:p>
          </table:table-cell>
          <table:table-cell table:style-name="ce88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88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88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.00.0000</text:date>, <text:time style:data-style-name="N2" text:time-value="08:23:42.0993989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05T08:25:02.471361137</dc:date>
    <dc:creator>Andrzej Precz</dc:creator>
    <meta:editing-duration>P1DT3H46M52S</meta:editing-duration>
    <meta:editing-cycles>531</meta:editing-cycles>
    <meta:document-statistic meta:table-count="37" meta:cell-count="1565" meta:object-count="0"/>
  </office:meta>
</office:document-meta>
</file>